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7b5" officeooo:paragraph-rsid="001097b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097b5" officeooo:paragraph-rsid="001097b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097b5" officeooo:paragraph-rsid="001097b5" style:font-weight-asian="normal" style:font-weight-complex="normal"/>
    </style:style>
    <style:style style:name="P4" style:family="paragraph" style:parent-style-name="Standard">
      <style:text-properties fo:color="#9900ff" style:text-underline-style="none" fo:font-weight="normal" officeooo:rsid="001097b5" officeooo:paragraph-rsid="001097b5" style:font-weight-asian="normal" style:font-weight-complex="normal"/>
    </style:style>
    <style:style style:name="P5" style:family="paragraph" style:parent-style-name="Standard">
      <style:text-properties fo:color="#9900ff" style:text-underline-style="none" fo:font-weight="normal" officeooo:rsid="001098f4" officeooo:paragraph-rsid="001098f4" style:font-weight-asian="normal" style:font-weight-complex="normal"/>
    </style:style>
    <style:style style:name="P6" style:family="paragraph" style:parent-style-name="Standard">
      <style:text-properties fo:color="#9900ff" style:text-underline-style="none" fo:font-weight="bold" officeooo:rsid="001098f4" officeooo:paragraph-rsid="001098f4" style:font-weight-asian="bold" style:font-weight-complex="bold"/>
    </style:style>
    <style:style style:name="P7" style:family="paragraph" style:parent-style-name="Standard">
      <style:text-properties fo:color="#9900ff" style:text-underline-style="solid" style:text-underline-width="auto" style:text-underline-color="font-color" fo:font-weight="bold" officeooo:rsid="001098f4" officeooo:paragraph-rsid="001098f4" style:font-weight-asian="bold" style:font-weight-complex="bold"/>
    </style:style>
    <style:style style:name="T1" style:family="text">
      <style:text-properties fo:color="#9900ff"/>
    </style:style>
    <style:style style:name="T2" style:family="text">
      <style:text-properties fo:color="#663300"/>
    </style:style>
    <style:style style:name="T3" style:family="text">
      <style:text-properties fo:color="#000000"/>
    </style:style>
    <style:style style:name="T4" style:family="text">
      <style:text-properties officeooo:rsid="00109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out</text:p>
      <text:p text:style-name="P1">Peer2Peer is a simple application built using socket programming in C++/C which is capable of transferring files over TCP. Since TCP is used file verification(hashing) is not considered.</text:p>
      <text:p text:style-name="P1"/>
      <text:p text:style-name="P2">Design</text:p>
      <text:p text:style-name="P3">The P2P communication is achieved by two threads running under a main thread.</text:p>
      <text:p text:style-name="P3">One thread acts as a server and other thread acts as a client running under a single process.</text:p>
      <text:p text:style-name="P3">Thus if a new process is started it can communicate with each other. The hostname and port</text:p>
      <text:p text:style-name="P3">is needed to make the connection.</text:p>
      <text:p text:style-name="P3"/>
      <text:p text:style-name="P2"><text:span text:style-name="T4">Major </text:span>Files:</text:p>
      <text:p text:style-name="P3"><text:span text:style-name="T1">P2Pmain.cpp</text:span> : <text:s text:c="12"/>The main startup file, resposible to create two threads.</text:p>
      <text:p text:style-name="P3"><text:span text:style-name="T1">PeerReceiver.cpp</text:span>: <text:s text:c="6"/>The peer receiver or the server thread, resposible to accept and provide files to <text:s text:c="18"/><text:tab/><text:tab/><text:tab/>other peers.</text:p>
      <text:p text:style-name="P4">PeerSender.cpp<text:span text:style-name="T2">: <text:s text:c="8"/></text:span><text:span text:style-name="T3"><text:s/>The peer sender or the client thread, resposible to connecte to other peers and <text:tab/><text:tab/><text:tab/><text:tab/>give commands to download specific file.</text:span></text:p>
      <text:p text:style-name="P4"><text:span text:style-name="T3"/></text:p>
      <text:p text:style-name="P7"><text:span text:style-name="T3">OutPutLog:</text:span></text:p>
      <text:p text:style-name="P5"><text:span text:style-name="T3">The below section list the output of the running application. Since I have not two separate machines to test, I have ran two different process on the same machine with different server ports. Then the client of one is connected to the other. Below is a snapshot of the o/p.</text:span></text:p>
      <text:p text:style-name="P5"><text:span text:style-name="T3"/></text:p>
      <text:p text:style-name="P5"><text:span text:style-name="T3"/></text:p>
      <text:p text:style-name="P6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6:58:43.647715504</meta:creation-date>
    <dc:date>2018-04-24T07:16:02.536786552</dc:date>
    <meta:editing-duration>PT5M6S</meta:editing-duration>
    <meta:editing-cycles>1</meta:editing-cycles>
    <meta:document-statistic meta:table-count="0" meta:image-count="0" meta:object-count="0" meta:page-count="1" meta:paragraph-count="13" meta:word-count="186" meta:character-count="1155" meta:non-whitespace-character-count="930"/>
    <meta:generator>LibreOffice/5.1.6.2$Linux_X86_64 LibreOffice_project/10m0$Build-2</meta:generator>
  </office:meta>
</office:document-meta>
</file>